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constitution is made up from compromises.</text:p>
      <text:list xml:id="list959534062865185867" text:style-name="L1">
        <text:list-item>
          <text:p text:style-name="P1">The new nation is to be a republic (named after the French word res publicae: res meaning thing and publicae meaning everybody's)</text:p>
        </text:list-item>
        <text:list-item>
          <text:p text:style-name="P1">They were to have a system of checks and balances</text:p>
          <text:list>
            <text:list-item>
              <text:p text:style-name="P1">Featuring 3 separate but equal branches of government</text:p>
              <text:list>
                <text:list-item>
                  <text:p text:style-name="P1">The Congress: The Legislative branch</text:p>
                </text:list-item>
                <text:list-item>
                  <text:p text:style-name="P1">The President: The Executive branch</text:p>
                </text:list-item>
                <text:list-item>
                  <text:p text:style-name="P1">The Court: The Judicial branch</text:p>
                  <text:list>
                    <text:list-item>
                      <text:p text:style-name="P1">Compromise between each branch is necessary for the system to work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The constitution is not going to be very democratic at first.</text:p>
        </text:list-item>
        <text:list-item>
          <text:p text:style-name="P1">This new government is going to have new powers</text:p>
          <text:list>
            <text:list-item>
              <text:p text:style-name="P1"/>
            </text:list-item>
          </text:list>
        </text:list-item>
      </text:list>
      <text:p text:style-name="Standard">Back when the constitution was first made, judges were chosen by the president.</text:p>
      <text:p text:style-name="Standard">New Jersey plan, wanted each state to have the same amount of votes.</text:p>
      <text:p text:style-name="Standard">Connecticut plan, the bigger the population, the more votes you have.</text:p>
      <text:p text:style-name="Standard"/>
      <text:p text:style-name="Standard">They agree that all men, women and children, free or indentured servants, except Indians, and 3/5 of the slave population, will count.</text:p>
      <text:p text:style-name="Standard">This gives the big states, the more popular states, more power in the house.</text:p>
      <text:p text:style-name="Standard"/>
      <text:p text:style-name="Standard">The president is going to be elected by the electoral college for a 4 year term.</text:p>
      <text:p text:style-name="Standard">To be a president or vice president, you have to be a naturally born us citizen, at least 35 years of age, and a resident of the United States for at least 14 years. The vice president was also going to serve as the president of the sena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1-01T09:57:13.43</meta:creation-date>
    <meta:generator>OpenOffice/4.1.3$Win32 OpenOffice.org_project/413m1$Build-9783</meta:generator>
    <dc:date>2017-11-01T10:39:29.81</dc:date>
    <dc:creator>Timothy Cayer</dc:creator>
    <meta:editing-duration>PT42M17S</meta:editing-duration>
    <meta:editing-cycles>4</meta:editing-cycles>
    <meta:document-statistic meta:table-count="0" meta:image-count="0" meta:object-count="0" meta:page-count="1" meta:paragraph-count="17" meta:word-count="239" meta:character-count="1316"/>
  </office:meta>
</office:document-meta>
</file>